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495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0.6701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08in solid #000000"/>
      <style:text-properties fo:font-weight="bold"/>
    </style:style>
    <style:style style:name="ce11" style:family="table-cell" style:parent-style-name="Default" style:data-style-name="N119"/>
    <style:style style:name="ce12" style:family="table-cell" style:parent-style-name="Default" style:data-style-name="N1"/>
    <style:style style:name="ce13" style:family="table-cell" style:parent-style-name="Default" style:data-style-name="N0"/>
    <style:style style:name="ce14" style:family="table-cell" style:parent-style-name="Default" style:data-style-name="N10"/>
    <style:style style:name="ce15" style:family="table-cell" style:parent-style-name="Default" style:data-style-name="N10">
      <style:table-cell-properties fo:border-bottom="none" fo:border-left="0.0008in solid #000000" fo:border-right="0.0008in solid #000000" fo:border-top="0.0008in solid #000000"/>
    </style:style>
    <style:style style:name="ce16" style:family="table-cell" style:parent-style-name="Default" style:data-style-name="N10">
      <style:table-cell-properties fo:border-bottom="0.0008in solid #000000" fo:border-left="0.0008in solid #000000" fo:border-right="0.0008in solid #000000" fo:border-top="none"/>
    </style:style>
    <style:style style:name="ce17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2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0" office:value-type="string">
            <text:p>Homework expected</text:p>
          </table:table-cell>
          <table:table-cell table:style-name="ce10" office:value-type="string">
            <text:p>Homework ready</text:p>
          </table:table-cell>
          <table:table-cell table:style-name="ce10" office:value-type="string">
            <text:p>Homework points</text:p>
          </table:table-cell>
          <table:table-cell table:style-name="ce10" office:value-type="string">
            <text:p>Exam points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Total points</text:p>
          </table:table-cell>
          <table:table-cell table:style-name="ce10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table:number-columns-repeated="2"/>
          <table:table-cell office:value-type="float" office:value="42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F2])" office:value-type="float" office:value="80.75">
            <text:p>81</text:p>
          </table:table-cell>
          <table:table-cell table:style-name="ce13" office:value-type="float" office:value="4.5">
            <text:p>4.5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table:number-columns-repeated="7"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7"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table:number-columns-repeated="7"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table:number-columns-repeated="7"/>
        </table:table-row>
        <table:table-row table:style-name="ro2">
          <table:table-cell office:value-type="string">
            <text:p>103784</text:p>
          </table:table-cell>
          <table:table-cell office:value-type="string">
            <text:p>Ott Madis Ozolit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0-05-20">
            <text:p>20.05.2010</text:p>
          </table:table-cell>
          <table:table-cell office:value-type="float" office:value="34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0-05-20">
            <text:p>20.05.2010</text:p>
          </table:table-cell>
          <table:table-cell table:style-name="Default" office:value-type="float" office:value="37">
            <text:p>37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2">
            <text:p>7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7110</text:p>
          </table:table-cell>
          <table:table-cell office:value-type="string">
            <text:p>Eduard Shustrov</text:p>
          </table:table-cell>
          <table:table-cell table:number-columns-repeated="7"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0-05-20">
            <text:p>20.05.2010</text:p>
          </table:table-cell>
          <table:table-cell table:number-columns-repeated="5"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table:number-columns-repeated="2" office:value-type="date" office:date-value="2010-05-21">
            <text:p>21.05.2010</text:p>
          </table:table-cell>
          <table:table-cell table:number-columns-repeated="5"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table:number-columns-repeated="7"/>
        </table:table-row>
        <table:table-row table:style-name="ro2">
          <table:table-cell table:style-name="ce3"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0-05-20">
            <text:p>20.05.2010</text:p>
          </table:table-cell>
          <table:table-cell office:value-type="float" office:value="44">
            <text:p>44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75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7" office:value-type="string">
            <text:p>Siim Reinaa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 office:value-type="string">
            <text:p>Vyacheslav Koliyanov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4492">
            <text:p>104492</text:p>
          </table:table-cell>
          <table:table-cell table:style-name="ce7" office:value-type="string">
            <text:p>Ain Salula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3640">
            <text:p>103640</text:p>
          </table:table-cell>
          <table:table-cell table:style-name="ce8" office:value-type="string">
            <text:p>Taavi Sonets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04540</text:p>
          </table:table-cell>
          <table:table-cell table:style-name="ce7"/>
          <table:table-cell table:number-columns-repeated="3"/>
          <table:table-cell table:style-name="Default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6"/>
          <table:table-cell table:style-name="ce9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4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3" table:default-cell-style-name="Default"/>
        <table:table-row table:style-name="ro3">
          <table:table-cell table:style-name="ce10" office:value-type="string">
            <text:p>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ask complete %</text:p>
          </table:table-cell>
          <table:table-cell table:style-name="ce10" office:value-type="string">
            <text:p>Model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Java API &amp; language</text:p>
          </table:table-cell>
          <table:table-cell table:style-name="ce10" office:value-type="string">
            <text:p>Error handling</text:p>
          </table:table-cell>
          <table:table-cell table:style-name="ce10" office:value-type="string">
            <text:p>Docs &amp; readability</text:p>
          </table:table-cell>
          <table:table-cell table:style-name="ce10" office:value-type="string">
            <text:p>Tests</text:p>
          </table:table-cell>
          <table:table-cell table:style-name="ce10" office:value-type="string">
            <text:p>Total</text:p>
          </table:table-cell>
          <table:table-cell table:style-name="ce17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1.1413in" svg:height="0.7012in" svg:x="3.2831in" svg:y="0in" draw:caption-point-x="-0.2402in" draw:caption-point-y="0.3441in">
              <dc:date>2011-05-25T00:00:00</dc:date>
              <text:p text:style-name="P1">Unhelpful error messages</text:p>
              <text:p text:style-name="P1">Names have quotes in XML</text:p>
            </office:annotation>
            <text:p>100%</text:p>
          </table:table-cell>
          <table:table-cell office:value-type="float" office:value="8">
            <office:annotation draw:style-name="gr1" draw:text-style-name="P1" svg:width="1.1413in" svg:height="0.3902in" svg:x="4.172in" svg:y="0in" draw:caption-point-x="-0.2402in" draw:caption-point-y="0.3441in">
              <dc:date>2011-05-26T00:00:00</dc:date>
              <text:p text:style-name="P1">Holds numeric data as Strings</text:p>
            </office:annotation>
            <text:p>8</text:p>
          </table:table-cell>
          <table:table-cell office:value-type="float" office:value="8">
            <office:annotation draw:style-name="gr1" draw:text-style-name="P1" svg:width="1.1413in" svg:height="0.7012in" svg:x="5.061in" svg:y="0in" draw:caption-point-x="-0.2402in" draw:caption-point-y="0.3441in">
              <dc:date>2011-05-26T00:00:00</dc:date>
              <text:p text:style-name="P1">Too many static util methods</text:p>
              <text:p text:style-name="P1">Enum duplication</text:p>
            </office:annotation>
            <text:p>8</text:p>
          </table:table-cell>
          <table:table-cell office:value-type="float" office:value="8">
            <office:annotation draw:style-name="gr1" draw:text-style-name="P1" svg:width="1.1413in" svg:height="0.3902in" svg:x="5.95in" svg:y="0in" draw:caption-point-x="-0.2402in" draw:caption-point-y="0.3441in">
              <dc:date>2011-05-26T00:00:00</dc:date>
              <text:p text:style-name="P1">Mysql-specific API is used</text:p>
            </office:annotation>
            <text:p>8</text:p>
          </table:table-cell>
          <table:table-cell office:value-type="float" office:value="7">
            <office:annotation draw:style-name="gr1" draw:text-style-name="P1" svg:width="1.1413in" svg:height="1.0122in" svg:x="6.839in" svg:y="0in" draw:caption-point-x="-0.2402in" draw:caption-point-y="0.3441in">
              <dc:date>2011-05-26T00:00:00</dc:date>
              <text:p text:style-name="P1">Unhelpful error messages</text:p>
              <text:p text:style-name="P1">DecathlonExcepion</text:p>
              <text:p text:style-name="P1">Real exceptions are eaten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1.1413in" svg:height="0.8567in" svg:x="4.172in" svg:y="0.8118in" draw:caption-point-x="-0.2402in" draw:caption-point-y="0.5949in">
              <dc:date>2011-05-26T00:00:00</dc:date>
              <text:p text:style-name="P1">Field duplication, </text:p>
              <text:p text:style-name="P1">But there is Points enum</text:p>
              <text:p text:style-name="P1">Strings creep into the model</text:p>
            </office:annotation>
            <text:p>5</text:p>
          </table:table-cell>
          <table:table-cell office:value-type="float" office:value="5">
            <office:annotation draw:style-name="gr1" draw:text-style-name="P1" svg:width="1.1413in" svg:height="0.7012in" svg:x="5.061in" svg:y="0.8118in" draw:caption-point-x="-0.2402in" draw:caption-point-y="0.5949in">
              <dc:date>2011-05-26T00:00:00</dc:date>
              <text:p text:style-name="P1">Too many static</text:p>
              <text:p text:style-name="P1">If-else overuse, no common interfaces for IO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1.1413in" svg:height="0.3902in" svg:x="6.839in" svg:y="0.8118in" draw:caption-point-x="-0.2402in" draw:caption-point-y="0.5949in">
              <dc:date>2011-05-26T00:00:00</dc:date>
              <text:p text:style-name="P1">Everything's logged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2" draw:text-style-name="P1" svg:width="2.5465in" svg:height="0.5457in" svg:x="3.2831in" svg:y="0.9886in" draw:caption-point-x="-0.2402in" draw:caption-point-y="0.5953in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3" draw:text-style-name="P1" svg:width="3.4232in" svg:height="0.6071in" svg:x="5.061in" svg:y="0.9886in" draw:caption-point-x="-0.2402in" draw:caption-point-y="0.5953in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2" draw:text-style-name="P1" svg:width="2.9134in" svg:height="0.5457in" svg:x="5.95in" svg:y="0.9886in" draw:caption-point-x="-0.2402in" draw:caption-point-y="0.5953in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2" draw:text-style-name="P1" svg:width="2.0894in" svg:height="0.5457in" svg:x="6.839in" svg:y="0.9886in" draw:caption-point-x="-0.2402in" draw:caption-point-y="0.5953in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1.1413in" svg:height="0.2346in" svg:x="7.728in" svg:y="0.9886in" draw:caption-point-x="-0.2402in" draw:caption-point-y="0.5953in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6">
            <text:p>6</text:p>
          </table:table-cell>
          <table:table-cell table:formula="of:=SUM([.D9:.I9])*5/6*[.C9]" office:value-type="float" office:value="35.8333333333333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5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6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1.1413in" svg:height="0.3902in" svg:x="3.2831in" svg:y="1.8744in" draw:caption-point-x="-0.2402in" draw:caption-point-y="0.5953in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1.1413in" svg:height="0.2346in" svg:x="5.061in" svg:y="1.8744in" draw:caption-point-x="-0.2402in" draw:caption-point-y="0.5953in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1.1413in" svg:height="0.8567in" svg:x="5.95in" svg:y="1.8744in" draw:caption-point-x="-0.2402in" draw:caption-point-y="0.5953in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1.1413in" svg:height="0.5457in" svg:x="6.839in" svg:y="1.8744in" draw:caption-point-x="-0.2402in" draw:caption-point-y="0.5953in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6"/>
        <table:named-range table:name="names" table:base-cell-address="$Homework.$B$25" table:cell-range-address="$Totals.$B$2:.$B$46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 number:style="long"/>
    </number:date-style>
    <number:date-style style:name="N120">
      <number:day number:style="long"/>
      <number:text>.</number:text>
      <number:month number:style="long"/>
    </number:date-style>
    <number:currency-style style:name="N122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05/26/2011</text:date>, <text:time>18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26T18:30:27</dc:date>
    <dc:language>en-US</dc:language>
    <meta:editing-cycles>212</meta:editing-cycles>
    <meta:editing-duration>P8DT14H53M47S</meta:editing-duration>
    <dc:creator>Anton Keks</dc:creator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